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/>
      <style:text-properties style:font-name="Arial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808080"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02cm solid #000000" style:vertical-align="botto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  <style:text-properties style:font-name="Arial"/>
    </style:style>
    <style:style style:name="ce8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808080" fo:border="0.002cm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808080" fo:border="0.002cm solid #000000"/>
      <style:text-properties style:font-name="Arial"/>
    </style:style>
    <style:style style:name="ce18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10"/>
        <table:table-column table:style-name="co2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2" table:number-columns-repeated="1015" table:default-cell-style-name="ce10"/>
        <table:table-row table:style-name="ro1">
          <table:table-cell table:style-name="ce1" office:value-type="string" table:number-columns-spanned="7" table:number-rows-spanned="1">
            <text:p>PERÍODO 2011-1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7"/>
          <table:table-cell table:number-columns-repeated="1015"/>
        </table:table-row>
        <table:table-row table:style-name="ro1">
          <table:table-cell table:style-name="ce2" office:value-type="string" table:number-columns-spanned="1" table:number-rows-spanned="2">
            <text:p>ATIVIDADES</text:p>
          </table:table-cell>
          <table:table-cell table:style-name="ce12" office:value-type="string">
            <text:p>1 Parte VA I</text:p>
          </table:table-cell>
          <table:table-cell table:style-name="ce16" office:value-type="string">
            <text:p>(0 à 5)</text:p>
          </table:table-cell>
          <table:table-cell table:style-name="ce12" office:value-type="string">
            <text:p>1 Parte VA I</text:p>
          </table:table-cell>
          <table:table-cell table:style-name="ce16" office:value-type="string">
            <text:p>(0 à 5)</text:p>
          </table:table-cell>
          <table:table-cell table:style-name="ce11" office:value-type="string">
            <text:p>1 Parte VAII</text:p>
          </table:table-cell>
          <table:table-cell table:style-name="ce11" office:value-type="string">
            <text:p>2 Parte VAII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3" office:value-type="string">
            <text:p>FEV</text:p>
          </table:table-cell>
          <table:table-cell table:style-name="ce13" office:value-type="string">
            <text:p>MAR</text:p>
          </table:table-cell>
          <table:table-cell table:style-name="ce13" office:value-type="string">
            <text:p>ABRIL</text:p>
          </table:table-cell>
          <table:table-cell table:style-name="ce13" office:value-type="string">
            <text:p>MAIO</text:p>
          </table:table-cell>
          <table:table-cell table:style-name="ce13" office:value-type="string">
            <text:p>JUNHO</text:p>
          </table:table-cell>
          <table:table-cell table:style-name="ce18" office:value-type="string">
            <text:p>JULHO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Elaboração e entrega do Pré-Projeto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3"/>Apresentação do Pré-Projeto do TCC</text:p>
          </table:table-cell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3"/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Elaboração do Sumário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Elaboração do Capítulo 1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3"/>Leitura do referencial teórico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5" office:value-type="string">
            <text:p>'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<text:s text:c="3"/>Seminário Parcial 1 (Sumário e Cap. 1)</text:p>
          </table:table-cell>
          <table:table-cell table:style-name="ce14" table:number-columns-repeated="4"/>
          <table:table-cell table:style-name="ce14" office:value-type="float" office:value="3">
            <text:p>3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5" office:value-type="string">
            <text:p>Elaboração do Estudo de Caso – PROJETO</text:p>
          </table:table-cell>
          <table:table-cell table:style-name="ce14" table:number-columns-repeated="5"/>
          <table:table-cell table:style-name="ce15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<text:s text:c="3"/>Fase de Engenharia de requisitos do Software</text:p>
          </table:table-cell>
          <table:table-cell table:style-name="ce14" table:number-columns-repeated="4"/>
          <table:table-cell table:style-name="ce14" office:value-type="float" office:value="13">
            <text:p>13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3"/>Análise de requisitos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6">
            <text:p>6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6"/>Requisitos Funcionais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6">
            <text:p>6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6"/>Protótipo de Telas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10">
            <text:p>1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4" office:value-type="string">
            <text:p><text:s text:c="6"/>Modelagem de Casos de Uso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10">
            <text:p>1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6" office:value-type="string">
            <text:p><text:s text:c="6"/>Requisitos Não funcionais (Análise Orientada Pela ISO 9126)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13">
            <text:p>13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5" office:value-type="string">
            <text:p><text:s text:c="3"/>Preparação do Ambiente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13">
            <text:p>13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5" office:value-type="string">
            <text:p><text:s text:c="6"/>Modelagem de Casos de Uso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float" office:value="13">
            <text:p>13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string">
            <text:p><text:s text:c="6"/>Diagrama de Atividades, Fluxogramas, BPMN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float" office:value="16">
            <text:p>16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8" office:value-type="string">
            <text:p><text:s text:c="3"/>Análise/Projeto</text:p>
          </table:table-cell>
          <table:table-cell table:style-name="ce15" table:number-columns-repeated="4"/>
          <table:table-cell table:style-name="ce15" office:value-type="float" office:value="16">
            <text:p>16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string">
            <text:p><text:s text:c="6"/>Modelo de Dados</text:p>
          </table:table-cell>
          <table:table-cell table:style-name="ce15" table:number-columns-repeated="3"/>
          <table:table-cell table:style-name="ce15" office:value-type="string">
            <text:p>x</text:p>
          </table:table-cell>
          <table:table-cell table:style-name="ce15" office:value-type="float" office:value="30">
            <text:p>3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8" office:value-type="string">
            <text:p><text:s text:c="3"/>Arquitetura do Software</text:p>
          </table:table-cell>
          <table:table-cell table:style-name="ce15" table:number-columns-repeated="4"/>
          <table:table-cell table:style-name="ce15" office:value-type="float" office:value="30">
            <text:p>3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string">
            <text:p><text:s text:c="6"/>Diagrama de Classes</text:p>
          </table:table-cell>
          <table:table-cell table:style-name="ce15" table:number-columns-repeated="4"/>
          <table:table-cell table:style-name="ce15" office:value-type="float" office:value="30">
            <text:p>3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7" office:value-type="string">
            <text:p><text:s text:c="6"/>Diagrama de Componentes</text:p>
          </table:table-cell>
          <table:table-cell table:style-name="ce15" table:number-columns-repeated="4"/>
          <table:table-cell table:style-name="ce15" office:value-type="float" office:value="30">
            <text:p>30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9" office:value-type="string">
            <text:p><text:s text:c="3"/>Infraestrutura</text:p>
          </table:table-cell>
          <table:table-cell table:style-name="ce15" table:number-columns-repeated="4"/>
          <table:table-cell table:style-name="ce15" office:value-type="string">
            <text:p>x</text:p>
          </table:table-cell>
          <table:table-cell table:style-name="ce15" office:value-type="float" office:value="11">
            <text:p>11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<text:s text:c="6"/>Diagrama de Implantação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float" office:value="11">
            <text:p>11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/05/2011</text:date>, <text:time>15:2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31T14:15:18</meta:creation-date>
    <dc:date>2011-05-31T15:20:20</dc:date>
    <meta:editing-duration>PT00H19M40S</meta:editing-duration>
    <meta:editing-cycles>12</meta:editing-cycles>
    <meta:generator>OpenOffice.org/3.2$Linux OpenOffice.org_project/320m12$Build-9483</meta:generator>
    <meta:document-statistic meta:table-count="3" meta:cell-count="90" meta:object-count="0"/>
  </office:meta>
</office:document-meta>
</file>